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942eb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afa43"/>
    </style:style>
    <style:style style:name="P15" style:family="paragraph" style:parent-style-name="Table_20_Contents">
      <style:text-properties officeooo:rsid="000afa43" officeooo:paragraph-rsid="000afa43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>
      <style:paragraph-properties style:writing-mode="lr-tb"/>
    </style:style>
    <style:style style:name="P18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afa43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0afa43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0afa43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afa4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530175056672" text:id="ct14053017505667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530115345248" text:id="ct1405301153452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530175057040" text:id="ct14053017505704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530175053520" text:id="ct1405301750535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530175054192" text:id="ct14053017505419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530033981168" text:id="ct1405300339811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530175056672"/><text:change-start text:change-id="ct140530115345248"/>Adopt<text:change-end text:change-id="ct140530115345248"/>ed<text:change-start text:change-id="ct140530175057040"/> as a <text:change-end text:change-id="ct140530175057040"/>NMRA <text:change-start text:change-id="ct140530175053520"/>Standard<text:change-end text:change-id="ct140530175053520"/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530175054192"/><text:change-start text:change-id="ct140530033981168"/>Version History<text:change-end text:change-id="ct1405300339811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Changed document numbering from <text:span text:style-name="T20">S-9.7.3.4</text:span> (Network &amp; Transport Layer) to <text:span text:style-name="T20">S-9.7.4.3</text:span> (Session Layer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942e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afa43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officeooo:rsid="000afa43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5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20:40:09.573908778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imple Node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</text:span><text:span text:style-name="MT13">4</text:span><text:span text:style-name="MT12">.</text:span><text:span text:style-name="MT13">3</text:span><text:span text:style-name="MT14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5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T18H59M</meta:editing-duration>
    <meta:generator>LibreOffice/4.4.0.3$MacOSX_X86_64 LibreOffice_project/de093506bcdc5fafd9023ee680b8c60e3e0645d7</meta:generator>
    <dc:date>2016-02-08T20:40:09.488562000</dc:date>
    <meta:printed-by>Bob Jacobsen</meta:printed-by>
    <meta:print-date>2010-09-15T08:46:04</meta:print-date>
    <meta:document-statistic meta:table-count="2" meta:image-count="1" meta:object-count="0" meta:page-count="1" meta:paragraph-count="16" meta:word-count="96" meta:character-count="593" meta:non-whitespace-character-count="506"/>
  </office:meta>
</office:document-meta>
</file>